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125in" style:rel-column-width="3059*"/>
    </style:style>
    <style:style style:name="Table3.B" style:family="table-column">
      <style:table-column-properties style:column-width="1.7535in" style:rel-column-width="17169*"/>
    </style:style>
    <style:style style:name="Table3.C" style:family="table-column">
      <style:table-column-properties style:column-width="4.6271in" style:rel-column-width="453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25in" style:rel-column-width="3059*"/>
    </style:style>
    <style:style style:name="Table2.B" style:family="table-column">
      <style:table-column-properties style:column-width="1.3729in" style:rel-column-width="13442*"/>
    </style:style>
    <style:style style:name="Table2.C" style:family="table-column">
      <style:table-column-properties style:column-width="5.0076in" style:rel-column-width="4903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10372c" officeooo:paragraph-rsid="0010372c" style:font-weight-asian="bold" style:font-weight-complex="bold"/>
    </style:style>
    <style:style style:name="P3" style:family="paragraph" style:parent-style-name="Table_20_Contents">
      <style:text-properties style:font-name="Arial" officeooo:rsid="0010372c" officeooo:paragraph-rsid="0010372c"/>
    </style:style>
    <style:style style:name="P4" style:family="paragraph" style:parent-style-name="Table_20_Contents">
      <style:paragraph-properties fo:text-align="justify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0f90de" officeooo:paragraph-rsid="000f90de" style:font-size-asian="11pt" style:font-size-complex="11pt"/>
    </style:style>
    <style:style style:name="P7" style:family="paragraph" style:parent-style-name="Table_20_Contents">
      <style:text-properties style:font-name="Arial" fo:font-size="11pt" officeooo:rsid="00190941" officeooo:paragraph-rsid="00190941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1pt" officeooo:paragraph-rsid="0019094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1pt" officeooo:paragraph-rsid="001ab6f0" style:font-size-asian="11pt" style:font-size-complex="11pt"/>
    </style:style>
    <style:style style:name="P11" style:family="paragraph" style:parent-style-name="Table_20_Contents">
      <style:text-properties style:font-name="Arial" fo:font-size="11pt" officeooo:rsid="000fffe4" officeooo:paragraph-rsid="000fffe4" style:font-size-asian="11pt" style:font-size-complex="11pt"/>
    </style:style>
    <style:style style:name="P12" style:family="paragraph" style:parent-style-name="Table_20_Contents">
      <style:text-properties style:font-name="Arial" fo:font-size="11pt" officeooo:rsid="001ab6f0" officeooo:paragraph-rsid="001ab6f0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officeooo:rsid="001ab6f0" officeooo:paragraph-rsid="001ab6f0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0fffe4" officeooo:paragraph-rsid="000fffe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1pt" officeooo:paragraph-rsid="0023f640" style:font-size-asian="11pt" style:font-size-complex="11pt"/>
    </style:style>
    <style:style style:name="T1" style:family="text">
      <style:text-properties officeooo:rsid="0010372c"/>
    </style:style>
    <style:style style:name="T2" style:family="text">
      <style:text-properties officeooo:rsid="0011f072"/>
    </style:style>
    <style:style style:name="T3" style:family="text">
      <style:text-properties officeooo:rsid="00135b52"/>
    </style:style>
    <style:style style:name="T4" style:family="text">
      <style:text-properties officeooo:rsid="0014f8e4"/>
    </style:style>
    <style:style style:name="T5" style:family="text">
      <style:text-properties officeooo:rsid="00162c28"/>
    </style:style>
    <style:style style:name="T6" style:family="text">
      <style:text-properties officeooo:rsid="0017be98"/>
    </style:style>
    <style:style style:name="T7" style:family="text">
      <style:text-properties officeooo:rsid="001ab6f0"/>
    </style:style>
    <style:style style:name="T8" style:family="text">
      <style:text-properties officeooo:rsid="001bd8e3"/>
    </style:style>
    <style:style style:name="T9" style:family="text">
      <style:text-properties officeooo:rsid="001f4cb0"/>
    </style:style>
    <style:style style:name="T10" style:family="text">
      <style:text-properties officeooo:rsid="0023f6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4">Nome da <text:span text:style-name="T4">T</text:span>abela</text:p>
          </table:table-cell>
          <table:table-cell table:style-name="Table3.C1" office:value-type="string">
            <text:p text:style-name="P14">Descrição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7">admins</text:p>
          </table:table-cell>
          <table:table-cell table:style-name="Table3.C2" office:value-type="string">
            <text:p text:style-name="P9"><text:span text:style-name="T5">R</text:span>epresenta a classe de administradores do portal de algoritmos. Essa classe foi criada para fazer a associação entre um <text:span text:style-name="T8">portaluser</text:span> e um <text:span text:style-name="T7">groupadmin</text:span>.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7">city</text:p>
          </table:table-cell>
          <table:table-cell table:style-name="Table3.C2" office:value-type="string">
            <text:p text:style-name="P10"><text:span text:style-name="T6">R</text:span>epresenta as cidades do<text:span text:style-name="T10">s usuários e instituições</text:span>, classe nova que surgiu da necessidade de padronizar nomes de cidades.</text:p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7">country</text:p>
          </table:table-cell>
          <table:table-cell table:style-name="Table3.C2" office:value-type="string">
            <text:p text:style-name="P15"><text:span text:style-name="T6">R</text:span>epresenta os pa<text:span text:style-name="T10">í</text:span>ses do<text:span text:style-name="T10">s usuários e instituições</text:span>, classe nova que surgiu da necessidade de padronizar nomes de paı́ses.</text:p>
          </table:table-cell>
        </table:table-row>
        <table:table-row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7">group_problemlist</text:p>
          </table:table-cell>
          <table:table-cell table:style-name="Table3.C2" office:value-type="string">
            <text:p text:style-name="P12">Representa a associação múltipla entre portalgroup e problemlist.</text:p>
          </table:table-cell>
        </table:table-row>
        <table:table-row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7">groupadmin</text:p>
          </table:table-cell>
          <table:table-cell table:style-name="Table3.C2" office:value-type="string">
            <text:p text:style-name="P8"><text:span text:style-name="T6">R</text:span>epresenta a classe de Grupo de Administradores. Essa classe é equivalente à classe Group do portal de algoritmos antigo.</text:p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7">groupadmin_permission</text:p>
          </table:table-cell>
          <table:table-cell table:style-name="Table3.C2" office:value-type="string">
            <text:p text:style-name="P12">Representa a associaçào múltipla entre groupadmin e permission.</text:p>
          </table:table-cell>
        </table:table-row>
        <table:table-row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7">institution</text:p>
          </table:table-cell>
          <table:table-cell table:style-name="Table3.C2" office:value-type="string">
            <text:p text:style-name="P9"><text:span text:style-name="T6">R</text:span>epresenta as instituições que utilizam o portal de algoritmos e serve para identificar a localização de um professor. Essa classe surgiu da necessidade de padronização, pois antes era um campo de texto livre na classe Professor.</text:p>
          </table:table-cell>
        </table:table-row>
        <table:table-row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7">keyword</text:p>
          </table:table-cell>
          <table:table-cell table:style-name="Table3.C2" office:value-type="string">
            <text:p text:style-name="P9"><text:span text:style-name="T6">R</text:span>epresenta as palavras-chave. É equivalente à classe Pchave do portal de algoritmos antigo.</text:p>
          </table:table-cell>
        </table:table-row>
        <table:table-row>
          <table:table-cell table:style-name="Table3.A2" office:value-type="string">
            <text:p text:style-name="P6">9</text:p>
          </table:table-cell>
          <table:table-cell table:style-name="Table3.A2" office:value-type="string">
            <text:p text:style-name="P7">listactivity</text:p>
          </table:table-cell>
          <table:table-cell table:style-name="Table3.C2" office:value-type="string">
            <text:p text:style-name="P12">Representa uma lista de problemas.</text:p>
          </table:table-cell>
        </table:table-row>
        <table:table-row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7">permission</text:p>
          </table:table-cell>
          <table:table-cell table:style-name="Table3.C2" office:value-type="string">
            <text:p text:style-name="P9"><text:span text:style-name="T6">R</text:span>epresenta as permissões. Essa classe é equivalente à classe Permission do portal de algoritmos antigo.</text:p>
          </table:table-cell>
        </table:table-row>
        <table:table-row>
          <table:table-cell table:style-name="Table3.A2" office:value-type="string">
            <text:p text:style-name="P6">11</text:p>
          </table:table-cell>
          <table:table-cell table:style-name="Table3.A2" office:value-type="string">
            <text:p text:style-name="P7">portalgroup</text:p>
          </table:table-cell>
          <table:table-cell table:style-name="Table3.C2" office:value-type="string">
            <text:p text:style-name="P9"><text:span text:style-name="T6">R</text:span>epresenta os grupos de alunos. É equivalente à classe Turma no portal de algoritmos antigo, que não estava sendo utilizada.</text:p>
          </table:table-cell>
        </table:table-row>
        <table:table-row>
          <table:table-cell table:style-name="Table3.A2" office:value-type="string">
            <text:p text:style-name="P6">12</text:p>
          </table:table-cell>
          <table:table-cell table:style-name="Table3.A2" office:value-type="string">
            <text:p text:style-name="P7">portaluser</text:p>
          </table:table-cell>
          <table:table-cell table:style-name="Table3.C2" office:value-type="string">
            <text:p text:style-name="P9"><text:span text:style-name="T5">R</text:span>epresenta os usuários. Possui a mesma função da classe User do portal de algoritmos antigo.</text:p>
          </table:table-cell>
        </table:table-row>
        <table:table-row>
          <table:table-cell table:style-name="Table3.A2" office:value-type="string">
            <text:p text:style-name="P6">13</text:p>
          </table:table-cell>
          <table:table-cell table:style-name="Table3.A2" office:value-type="string">
            <text:p text:style-name="P7">portaluser_permission</text:p>
          </table:table-cell>
          <table:table-cell table:style-name="Table3.C2" office:value-type="string">
            <text:p text:style-name="P12">Representa a associação múltipla entre portaluser e permission.</text:p>
          </table:table-cell>
        </table:table-row>
        <table:table-row>
          <table:table-cell table:style-name="Table3.A2" office:value-type="string">
            <text:p text:style-name="P6">14</text:p>
          </table:table-cell>
          <table:table-cell table:style-name="Table3.A2" office:value-type="string">
            <text:p text:style-name="P7">problem</text:p>
          </table:table-cell>
          <table:table-cell table:style-name="Table3.C2" office:value-type="string">
            <text:p text:style-name="P9"><text:span text:style-name="T6">R</text:span>epresenta os problemas do portal de algoritmos. É equivalente à classe Problema do portal de algoritmos antigo.</text:p>
          </table:table-cell>
        </table:table-row>
        <table:table-row>
          <table:table-cell table:style-name="Table3.A2" office:value-type="string">
            <text:p text:style-name="P6">15</text:p>
          </table:table-cell>
          <table:table-cell table:style-name="Table3.A2" office:value-type="string">
            <text:p text:style-name="P7">problemkeyword</text:p>
          </table:table-cell>
          <table:table-cell table:style-name="Table3.C2" office:value-type="string">
            <text:p text:style-name="P9"><text:span text:style-name="T6">R</text:span>epresenta a relação entre palavras-chave com o problema. É</text:p>
            <text:p text:style-name="P9">equivalente à classe PchaveProb do portal de algoritmos antigo.</text:p>
          </table:table-cell>
        </table:table-row>
        <table:table-row>
          <table:table-cell table:style-name="Table3.A2" office:value-type="string">
            <text:p text:style-name="P6">16</text:p>
          </table:table-cell>
          <table:table-cell table:style-name="Table3.A2" office:value-type="string">
            <text:p text:style-name="P7">problemlist</text:p>
          </table:table-cell>
          <table:table-cell table:style-name="Table3.C2" office:value-type="string">
            <text:p text:style-name="P13">Representa a associação múltipla entre problem e listactivity.</text:p>
          </table:table-cell>
        </table:table-row>
        <table:table-row>
          <table:table-cell table:style-name="Table3.A2" office:value-type="string">
            <text:p text:style-name="P6">17</text:p>
          </table:table-cell>
          <table:table-cell table:style-name="Table3.A2" office:value-type="string">
            <text:p text:style-name="P7">problemsolution</text:p>
          </table:table-cell>
          <table:table-cell table:style-name="Table3.C2" office:value-type="string">
            <text:p text:style-name="P9"><text:span text:style-name="T6">R</text:span>epresenta as soluções submetidas pelos usuários. É equivalente à classe SProblema.</text:p>
          </table:table-cell>
        </table:table-row>
        <table:table-row>
          <table:table-cell table:style-name="Table3.A2" office:value-type="string">
            <text:p text:style-name="P11">18</text:p>
          </table:table-cell>
          <table:table-cell table:style-name="Table3.A2" office:value-type="string">
            <text:p text:style-name="P7">problemtype</text:p>
          </table:table-cell>
          <table:table-cell table:style-name="Table3.C2" office:value-type="string">
            <text:p text:style-name="P10"><text:span text:style-name="T6">R</text:span>epresenta os tipos de problemas. É uma classe nova que surgiu da necessidade de agrupar os problemas por tipos, não mais pela nomenclatura utilizada atualmente.</text:p>
          </table:table-cell>
        </table:table-row>
        <table:table-row>
          <table:table-cell table:style-name="Table3.A2" office:value-type="string">
            <text:p text:style-name="P6">19</text:p>
          </table:table-cell>
          <table:table-cell table:style-name="Table3.A2" office:value-type="string">
            <text:p text:style-name="P7">state</text:p>
          </table:table-cell>
          <table:table-cell table:style-name="Table3.C2" office:value-type="string">
            <text:p text:style-name="P15"><text:span text:style-name="T6">R</text:span>epresenta os estados do<text:span text:style-name="T10">s usuários e instituições</text:span>, classe nova que surgiu da necessidade de padronizar nomes de estados.</text:p>
          </table:table-cell>
        </table:table-row>
        <table:table-row>
          <table:table-cell table:style-name="Table3.A2" office:value-type="string">
            <text:p text:style-name="P6">20</text:p>
          </table:table-cell>
          <table:table-cell table:style-name="Table3.A2" office:value-type="string">
            <text:p text:style-name="P7">student</text:p>
          </table:table-cell>
          <table:table-cell table:style-name="Table3.C2" office:value-type="string">
            <text:p text:style-name="P9"><text:span text:style-name="T5">R</text:span>epresenta os estudantes. Essa classe é equivalente à classe Aluno do portal de algoritmos antigo.</text:p>
          </table:table-cell>
        </table:table-row>
        <table:table-row>
          <table:table-cell table:style-name="Table3.A2" office:value-type="string">
            <text:p text:style-name="P6">21</text:p>
          </table:table-cell>
          <table:table-cell table:style-name="Table3.A2" office:value-type="string">
            <text:p text:style-name="P7">student_group</text:p>
          </table:table-cell>
          <table:table-cell table:style-name="Table3.C2" office:value-type="string">
            <text:p text:style-name="P12">Representa a associação múltipla entre student e portalgroup.</text:p>
          </table:table-cell>
        </table:table-row>
        <table:table-row>
          <table:table-cell table:style-name="Table3.A2" office:value-type="string">
            <text:p text:style-name="P6">22</text:p>
          </table:table-cell>
          <table:table-cell table:style-name="Table3.A2" office:value-type="string">
            <text:p text:style-name="P7">student_problemlist</text:p>
          </table:table-cell>
          <table:table-cell table:style-name="Table3.C2" office:value-type="string">
            <text:p text:style-name="P12">Representa a associação múltipla entre student e problemlist.</text:p>
          </table:table-cell>
        </table:table-row>
        <table:table-row>
          <table:table-cell table:style-name="Table3.A2" office:value-type="string">
            <text:p text:style-name="P6">23</text:p>
          </table:table-cell>
          <table:table-cell table:style-name="Table3.A2" office:value-type="string">
            <text:p text:style-name="P7">teacher</text:p>
          </table:table-cell>
          <table:table-cell table:style-name="Table3.C2" office:value-type="string">
            <text:p text:style-name="P9"><text:span text:style-name="T5">R</text:span>epresenta os professores. Essa classe é equivalente à classe Professor do portal de algoritmos antigo.</text:p>
          </table:table-cell>
        </table:table-row>
        <table:table-row>
          <table:table-cell table:style-name="Table3.A2" office:value-type="string">
            <text:p text:style-name="P6">24</text:p>
          </table:table-cell>
          <table:table-cell table:style-name="Table3.A2" office:value-type="string">
            <text:p text:style-name="P7">testdata</text:p>
          </table:table-cell>
          <table:table-cell table:style-name="Table3.C2" office:value-type="string">
            <text:p text:style-name="P10"><text:span text:style-name="T6">R</text:span>epresenta os dados de teste dos problemas. É equivalente à classe EProblema.</text:p>
          </table:table-cell>
        </table:table-row>
      </table:table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Nome da Tabela</text:p>
          </table:table-cell>
          <table:table-cell table:style-name="Table2.C1" office:value-type="string">
            <text:p text:style-name="P2">Descrição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User</text:p>
          </table:table-cell>
          <table:table-cell table:style-name="Table2.C2" office:value-type="string">
            <text:p text:style-name="P4"><text:span text:style-name="T1">R</text:span>epresenta os usuários. O usuário tem algumas funções importantes no sistema. <text:span text:style-name="T9">De fato,</text:span> somente com <text:span text:style-name="T9">um usuário</text:span> é possı́vel ter acesso a áreas restritas, bem como resolver os exercı́cios do portal.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Groups</text:p>
          </table:table-cell>
          <table:table-cell table:style-name="Table2.C2" office:value-type="string">
            <text:p text:style-name="P4"><text:span text:style-name="T2">R</text:span>epresenta os grupos do ORM do framework Django. Essa classe tem por objetivo agrupar usuários com determinadas permissões, mas para o sistema atual ela não é utilizada.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Permission</text:p>
          </table:table-cell>
          <table:table-cell table:style-name="Table2.C2" office:value-type="string">
            <text:p text:style-name="P4"><text:span text:style-name="T2">C</text:span>orresponde às permissões utilizadas no sistema. Tem por objetivo definir permissões de acesso ao sistema, como por exemplo se um usuário possui acesso ao gerenciamento do portal, pode-<text:span text:style-name="T9">se </text:span>cadastrar um aluno ou um novo problema.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1">ContentType</text:p>
          </table:table-cell>
          <table:table-cell table:style-name="Table2.C2" office:value-type="string">
            <text:p text:style-name="P4"><text:span text:style-name="T2">C</text:span>orresponde aos tipos de conteúdo. É uma classe padrão do Framework Django, que representa informações dos modelos utilizados no projeto. Sempre que é criado um modelo novo é criado um tipo de conteúdo automaticamente.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1">Aluno</text:p>
          </table:table-cell>
          <table:table-cell table:style-name="Table2.C2" office:value-type="string">
            <text:p text:style-name="P4"><text:span text:style-name="T2">C</text:span>orresponde aos alunos cadastrados no sistema. No portal essa classe é um complemento aos dados do usuário, representando um aluno com suas respectivas informações.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1">Professor</text:p>
          </table:table-cell>
          <table:table-cell table:style-name="Table2.C2" office:value-type="string">
            <text:p text:style-name="P4"><text:span text:style-name="T2">C</text:span>orresponde aos professores que podem cadastrar problemas no sistema. No portal é um complemento aos dados do usuário, representando um professor com suas respectivas informações.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1">Turma</text:p>
          </table:table-cell>
          <table:table-cell table:style-name="Table2.C2" office:value-type="string">
            <text:p text:style-name="P4"><text:span text:style-name="T2">C</text:span>orresponde a turmas cadastradas no sistema. As turmas são usadas para agrupar alunos. Essa classe não é utilizada no sistema atual.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1">Problema</text:p>
          </table:table-cell>
          <table:table-cell table:style-name="Table2.C2" office:value-type="string">
            <text:p text:style-name="P4"><text:span text:style-name="T2">C</text:span>orresponde aos problemas. Essa classe representa todas as informações correspondentes a um problema. Somente administradores do portal tem permissão para gravar infomações. </text:p>
          </table:table-cell>
        </table:table-row>
        <table:table-row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1">Pchave</text:p>
          </table:table-cell>
          <table:table-cell table:style-name="Table2.C2" office:value-type="string">
            <text:p text:style-name="P4"><text:span text:style-name="T3">C</text:span>orresponde às palavras-chave. Representa uma palavra-chave que é um facilitador para a pesquisa de problemas.</text:p>
          </table:table-cell>
        </table:table-row>
        <table:table-row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1">PchaveProb</text:p>
          </table:table-cell>
          <table:table-cell table:style-name="Table2.C2" office:value-type="string">
            <text:p text:style-name="P4"><text:span text:style-name="T3">C</text:span>orresponde à relação entre a palavra-chave e um problema. Essa classe é utilizada para poder referenciar mais de uma palavra-chave para o mesmo problema.</text:p>
          </table:table-cell>
        </table:table-row>
        <table:table-row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EProblema</text:p>
          </table:table-cell>
          <table:table-cell table:style-name="Table2.C2" office:value-type="string">
            <text:p text:style-name="P4"><text:span text:style-name="T3">C</text:span>orresponde às entradas e saı́das esperadas de um determinado problema. Nela é posssı́vel informar alguma caracterı́stica que ajude o usuário a resolver um determinado exercı́cio.</text:p>
          </table:table-cell>
        </table:table-row>
        <table:table-row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1">SProblema</text:p>
          </table:table-cell>
          <table:table-cell table:style-name="Table2.C2" office:value-type="string">
            <text:p text:style-name="P4"><text:span text:style-name="T3">C</text:span>orresponde às soluções submetidas pelos usuários. Possui relação direta com o usuário e um proble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9:36:46.495643886</meta:creation-date>
    <meta:generator>LibreOffice/5.4.6.2$Linux_X86_64 LibreOffice_project/40$Build-2</meta:generator>
    <dc:date>2018-06-29T15:06:24.343202733</dc:date>
    <meta:editing-duration>PT2H58M23S</meta:editing-duration>
    <meta:editing-cycles>13</meta:editing-cycles>
    <meta:document-statistic meta:table-count="2" meta:image-count="0" meta:object-count="0" meta:page-count="2" meta:paragraph-count="113" meta:word-count="739" meta:character-count="4882" meta:non-whitespace-character-count="4255"/>
  </office:meta>
</office:document-meta>
</file>